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ff8d" officeooo:paragraph-rsid="0018ff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us, rather than set up traditional pre-schools, Pratham partners with community organizations, local governments, and </text:p>
      <text:p text:style-name="P1">corporations to provide the physical infrastructure for their programs, while recruiting and </text:p>
      <text:p text:style-name="P1">training teachers from outside of the traditional workforce. This approach to employment allows </text:p>
      <text:p text:style-name="P1">them to tap into another underutilized resource in their communities, unmarried young women, </text:p>
      <text:p text:style-name="P1">while building a loyal and committed corps of teachers who work for below-market wages. This </text:p>
      <text:p text:style-name="P1">“capital light” resource strategy has not only allowed Pratham to grow quickly, but it also has </text:p>
      <text:p text:style-name="P1">helped the Pratham leaders devise an effective and creative operating model that can be adapted </text:p>
      <text:p text:style-name="P1">for delivery of a wide range of services to poor communities in India. The key to Pratham’s </text:p>
      <text:p text:style-name="P1">success, and something that all social entrepreneurs should consider whenever a particular </text:p>
      <text:p text:style-name="P1">resource strategy demands modification of an operating model, is that the resourceful approach </text:p>
      <text:p text:style-name="P1">does not undermine the effectiveness of the model and ultimate social impact. In fact, the most </text:p>
      <text:p text:style-name="P1">attractive resource strategies actually enhance social impac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8T22:41:54.683594810</meta:creation-date>
    <meta:generator>LibreOffice/4.2.6.3$Linux_x86 LibreOffice_project/420m0$Build-3</meta:generator>
    <dc:date>2014-09-28T23:02:42.733202117</dc:date>
    <meta:editing-duration>P0D</meta:editing-duration>
    <meta:editing-cycles>1</meta:editing-cycles>
    <meta:document-statistic meta:table-count="0" meta:image-count="0" meta:object-count="0" meta:page-count="1" meta:paragraph-count="12" meta:word-count="164" meta:character-count="1136" meta:non-whitespace-character-count="960"/>
  </office:meta>
</office:document-meta>
</file>